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stroke-linejoin="none" draw:fill-color="#eeeeee" draw:textarea-vertical-align="middl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1.27cm" svg:x="1.381cm" svg:y="5.318cm">
          <text:p text:style-name="P1">X Register</text:p>
        </draw:rect>
        <draw:rect draw:style-name="gr1" draw:text-style-name="P1" draw:layer="layout" svg:width="3.937cm" svg:height="1.27cm" svg:x="1.381cm" svg:y="8.312cm">
          <text:p text:style-name="P1">Y Register</text:p>
        </draw:rect>
        <draw:rect draw:style-name="gr1" draw:text-style-name="P1" draw:layer="layout" svg:width="3.937cm" svg:height="1.27cm" svg:x="8.412cm" svg:y="2.524cm">
          <text:p text:style-name="P1">PSW</text:p>
        </draw:rect>
        <draw:rect draw:style-name="gr1" draw:text-style-name="P1" draw:layer="layout" svg:width="3.937cm" svg:height="1.27cm" svg:x="15.478cm" svg:y="2.524cm">
          <text:p text:style-name="P1">IR</text:p>
        </draw:rect>
        <draw:rect draw:style-name="gr1" draw:text-style-name="P1" draw:layer="layout" svg:width="3.937cm" svg:height="1.27cm" svg:x="8.439cm" svg:y="10.652cm">
          <text:p text:style-name="P1">Accumulator</text:p>
        </draw:rect>
        <draw:rect draw:style-name="gr1" draw:text-style-name="P1" draw:layer="layout" svg:width="3.937cm" svg:height="1.27cm" svg:x="15.351cm" svg:y="8.62cm">
          <text:p text:style-name="P1">SP</text:p>
        </draw:rect>
        <draw:rect draw:style-name="gr1" draw:text-style-name="P1" draw:layer="layout" svg:width="3.937cm" svg:height="1.27cm" svg:x="15.351cm" svg:y="10.652cm">
          <text:p text:style-name="P1">PC</text:p>
        </draw:rect>
        <draw:rect draw:style-name="gr1" draw:text-style-name="P1" draw:layer="layout" svg:width="3.937cm" svg:height="1.27cm" svg:x="3.794cm" svg:y="15.678cm">
          <text:p text:style-name="P1">MBR</text:p>
        </draw:rect>
        <draw:rect draw:style-name="gr1" draw:text-style-name="P1" draw:layer="layout" svg:width="3.937cm" svg:height="1.27cm" svg:x="13.065cm" svg:y="15.605cm">
          <text:p text:style-name="P1">MAR</text:p>
        </draw:rect>
        <draw:rect draw:style-name="gr1" draw:text-style-name="P1" draw:layer="layout" svg:width="2.032cm" svg:height="1.27cm" svg:x="8.439cm" svg:y="4.81cm">
          <text:p text:style-name="P1">Flags</text:p>
        </draw:rect>
        <draw:rect draw:style-name="gr1" draw:text-style-name="P1" draw:layer="layout" svg:width="3.937cm" svg:height="2.54cm" svg:x="8.439cm" svg:y="6.942cm">
          <text:p text:style-name="P1">ALU</text:p>
        </draw:rect>
        <draw:rect draw:style-name="gr1" draw:text-style-name="P1" xml:id="id1" draw:id="id1" draw:layer="layout" svg:width="2.794cm" svg:height="2.54cm" svg:x="15.351cm" svg:y="4.683cm">
          <draw:glue-point draw:id="4" svg:x="5cm" svg:y="2.5cm"/>
          <text:p text:style-name="P1">Control</text:p>
        </draw:rect>
        <draw:rect draw:style-name="gr1" draw:text-style-name="P2" xml:id="id2" draw:id="id2" draw:layer="layout" svg:width="13.208cm" svg:height="1.27cm" svg:x="3.794cm" svg:y="13.065cm">
          <text:p text:style-name="P2">Internal CPU Bus</text:p>
        </draw:rect>
        <draw:custom-shape draw:style-name="gr2" draw:text-style-name="P3" draw:layer="layout" svg:width="1.016cm" svg:height="1.143cm" svg:x="15.632cm" svg:y="11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16cm" svg:height="1.143cm" svg:x="5.233cm" svg:y="16.9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16cm" svg:height="1.27cm" svg:x="5.333cm" svg:y="14.3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16cm" svg:height="1.143cm" svg:x="9.863cm" svg:y="11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16cm" svg:height="1.143cm" svg:x="9.934cm" svg:y="9.5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3" draw:layer="layout" svg:x1="8.747cm" svg:y1="6.969cm" svg:x2="8.747cm" svg:y2="6.08cm">
          <text:p/>
        </draw:line>
        <draw:line draw:style-name="gr3" draw:text-style-name="P3" draw:layer="layout" svg:x1="9.89cm" svg:y1="6.08cm" svg:x2="9.89cm" svg:y2="6.969cm">
          <text:p/>
        </draw:line>
        <draw:line draw:style-name="gr3" draw:text-style-name="P3" draw:layer="layout" svg:x1="15.859cm" svg:y1="4.683cm" svg:x2="15.859cm" svg:y2="3.794cm">
          <text:p/>
        </draw:line>
        <draw:line draw:style-name="gr3" draw:text-style-name="P3" draw:layer="layout" svg:x1="17.51cm" svg:y1="3.794cm" svg:x2="17.51cm" svg:y2="4.683cm">
          <text:p/>
        </draw:line>
        <draw:connector draw:style-name="gr3" draw:text-style-name="P3" draw:layer="layout" draw:line-skew="1.15cm" svg:x1="18.145cm" svg:y1="6.588cm" svg:x2="17.002cm" svg:y2="13.7cm" draw:start-shape="id1" draw:start-glue-point="4" draw:end-shape="id2" draw:end-glue-point="1" svg:d="M18145 6588h1651v7112h-2794">
          <text:p/>
        </draw:connector>
        <draw:custom-shape draw:style-name="gr2" draw:text-style-name="P3" draw:layer="layout" svg:width="1.016cm" svg:height="0.997cm" svg:x="9.041cm" svg:y="3.7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016cm" svg:height="1.246cm" svg:x="14.642cm" svg:y="14.36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016cm" svg:height="1.246cm" svg:x="14.643cm" svg:y="16.89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397cm" svg:height="4.953cm" svg:x="13.953cm" svg:y="8.111cm">
          <text:p/>
          <draw:enhanced-geometry svg:viewBox="0 0 21600 21600" draw:mirror-horizontal="true" draw:text-areas="?f2 ?f7 ?f1 ?f1 ?f7 ?f2 ?f1 ?f1" draw:mirror-vertical="true" draw:type="mso-spt89" draw:modifiers="11218.401937046 18043.583535109 5963.7863167760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4" draw:text-style-name="P4" draw:layer="layout" svg:width="2.699cm" svg:height="15.329cm" svg:x="12.679cm" svg:y="-2.27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" draw:text-style-name="P3" draw:layer="layout" svg:width="1.524cm" svg:height="5.461cm" svg:x="5.318cm" svg:y="7.603cm">
          <text:p/>
          <draw:enhanced-geometry svg:viewBox="0 0 21600 21600" draw:mirror-horizontal="false" draw:text-areas="?f2 ?f7 ?f1 ?f1 ?f7 ?f2 ?f1 ?f1" draw:mirror-vertical="true" draw:type="mso-spt89" draw:modifiers="11218.401937046 18043.583535109 5963.7863167760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4" draw:text-style-name="P3" draw:layer="layout" svg:width="2.921cm" svg:height="9.271cm" svg:x="5.318cm" svg:y="3.793cm">
          <text:p/>
          <draw:enhanced-geometry svg:viewBox="0 0 21600 21600" draw:mirror-horizontal="false" draw:text-areas="?f2 ?f7 ?f1 ?f1 ?f7 ?f2 ?f1 ?f1" draw:mirror-vertical="true" draw:type="mso-spt89" draw:modifiers="11218.401937046 18043.583535109 5963.7863167760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3" draw:layer="layout" svg:width="1.651cm" svg:height="0.635cm" svg:x="18.145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Babel</meta:initial-creator>
    <meta:creation-date>2021-07-24T11:11:49.63</meta:creation-date>
    <dc:date>2021-07-24T14:17:31.53</dc:date>
    <dc:creator>Jay Babel</dc:creator>
    <meta:editing-duration>PT2H19M19S</meta:editing-duration>
    <meta:editing-cycles>4</meta:editing-cycles>
    <meta:generator>OpenOffice/4.1.10$Win32 OpenOffice.org_project/4110m2$Build-9807</meta:generator>
    <meta:document-statistic meta:object-count="31"/>
  </office:meta>
</office:document-meta>
</file>